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66cm" fo:margin-left="-0.042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66cm" fo:margin-left="-0.042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4.26cm"/>
    </style:style>
    <style:style style:name="Table2.1" style:family="table-row">
      <style:table-row-properties style:min-row-height="0.2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4d76b" officeooo:paragraph-rsid="00160aea" style:font-size-asian="12.25pt" style:font-size-complex="14pt"/>
    </style:style>
    <style:style style:name="P2" style:family="paragraph" style:parent-style-name="Standard">
      <style:text-properties fo:font-size="14pt" officeooo:rsid="00160aea" officeooo:paragraph-rsid="00160aea" style:font-size-asian="12.25pt" style:font-size-complex="14pt"/>
    </style:style>
    <style:style style:name="P3" style:family="paragraph" style:parent-style-name="Standard">
      <style:text-properties fo:font-size="20pt" officeooo:rsid="0014d76b" officeooo:paragraph-rsid="0014d76b" style:font-size-asian="17.5pt" style:font-size-complex="20pt"/>
    </style:style>
    <style:style style:name="P4" style:family="paragraph" style:parent-style-name="Standard">
      <style:text-properties officeooo:paragraph-rsid="0019885b"/>
    </style:style>
    <style:style style:name="P5" style:family="paragraph" style:parent-style-name="Standard">
      <style:text-properties officeooo:paragraph-rsid="0014d76b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paragraph-rsid="00160aea"/>
    </style:style>
    <style:style style:name="P7" style:family="paragraph" style:parent-style-name="Preformatted_20_Text">
      <loext:graphic-properties draw:fill="none"/>
      <style:paragraph-properties fo:margin-left="0cm" fo:margin-right="0cm" fo:text-indent="-0.3cm" style:auto-text-indent="false" fo:background-color="transparent"/>
      <style:text-properties style:font-name="Liberation Serif" fo:font-size="10.5pt" style:font-size-asian="10.5pt" style:font-size-complex="10.5pt"/>
    </style:style>
    <style:style style:name="P8" style:family="paragraph" style:parent-style-name="Preformatted_20_Text">
      <style:text-properties style:font-name="Liberation Serif" fo:font-size="10.5pt" style:font-size-asian="10.5pt" style:font-size-complex="10.5pt"/>
    </style:style>
    <style:style style:name="P9" style:family="paragraph" style:parent-style-name="Preformatted_20_Text">
      <style:text-properties style:font-name="Liberation Serif" fo:font-size="10.5pt" officeooo:paragraph-rsid="00161ba4" style:font-size-asian="10.5pt" style:font-size-complex="10.5pt"/>
    </style:style>
    <style:style style:name="P10" style:family="paragraph" style:parent-style-name="Preformatted_20_Text">
      <style:paragraph-properties fo:margin-top="0cm" fo:margin-bottom="0.499cm" loext:contextual-spacing="false"/>
      <style:text-properties style:font-name="Liberation Serif" fo:font-size="10.5pt" style:font-size-asian="10.5pt" style:font-size-complex="10.5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Liberation Serif" fo:font-size="10.5pt" officeooo:paragraph-rsid="00161ba4" style:font-size-asian="10.5pt" style:font-size-complex="10.5pt"/>
    </style:style>
    <style:style style:name="P12" style:family="paragraph" style:parent-style-name="Preformatted_20_Text">
      <style:paragraph-properties fo:margin-top="0cm" fo:margin-bottom="0.499cm" loext:contextual-spacing="false"/>
      <style:text-properties style:font-name="Liberation Serif" fo:font-size="10.5pt" officeooo:rsid="00161ba4" officeooo:paragraph-rsid="00161ba4" style:font-size-asian="10.5pt" style:font-size-complex="10.5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Liberation Serif" fo:font-size="10.5pt" officeooo:paragraph-rsid="004541f3" style:font-size-asian="10.5pt" style:font-size-complex="10.5pt"/>
    </style:style>
    <style:style style:name="P14" style:family="paragraph" style:parent-style-name="Preformatted_20_Text" style:master-page-name="">
      <loext:graphic-properties draw:fill="none"/>
      <style:paragraph-properties fo:margin-left="0.4cm" fo:margin-right="0cm" fo:text-indent="-0.3cm" style:auto-text-indent="false" style:page-number="auto" fo:background-color="transparent"/>
      <style:text-properties style:font-name="Liberation Serif" fo:font-size="10.5pt" style:font-size-asian="10.5pt" style:font-size-complex="10.5pt"/>
    </style:style>
    <style:style style:name="P15" style:family="paragraph" style:parent-style-name="Preformatted_20_Text">
      <loext:graphic-properties draw:fill="none"/>
      <style:paragraph-properties fo:margin-left="0.4cm" fo:margin-right="0cm" fo:text-indent="-0.3cm" style:auto-text-indent="false" fo:background-color="transparent"/>
      <style:text-properties style:font-name="Liberation Serif" fo:font-size="10.5pt" style:font-size-asian="10.5pt" style:font-size-complex="10.5pt"/>
    </style:style>
    <style:style style:name="P16" style:family="paragraph" style:parent-style-name="Preformatted_20_Text">
      <loext:graphic-properties draw:fill="none"/>
      <style:paragraph-properties fo:margin-left="0.4cm" fo:margin-right="0cm" fo:margin-top="0cm" fo:margin-bottom="0.499cm" loext:contextual-spacing="false" fo:text-indent="-0.3cm" style:auto-text-indent="false" fo:background-color="transparent"/>
      <style:text-properties style:font-name="Liberation Serif" fo:font-size="10.5pt" style:font-size-asian="10.5pt" style:font-size-complex="10.5pt"/>
    </style:style>
    <style:style style:name="P17" style:family="paragraph" style:parent-style-name="Preformatted_20_Text">
      <loext:graphic-properties draw:fill="none"/>
      <style:paragraph-properties fo:margin-left="0.4cm" fo:margin-right="0cm" fo:margin-top="0cm" fo:margin-bottom="0.499cm" loext:contextual-spacing="false" fo:text-indent="-0.3cm" style:auto-text-indent="false" fo:background-color="transparent"/>
      <style:text-properties style:font-name="Liberation Serif" fo:font-size="10.5pt" officeooo:rsid="00161ba4" officeooo:paragraph-rsid="00161ba4" style:font-size-asian="10.5pt" style:font-size-complex="10.5pt"/>
    </style:style>
    <style:style style:name="P18" style:family="paragraph" style:parent-style-name="Preformatted_20_Text">
      <loext:graphic-properties draw:fill="none"/>
      <style:paragraph-properties fo:margin-left="0.4cm" fo:margin-right="0cm" fo:margin-top="0cm" fo:margin-bottom="0.499cm" loext:contextual-spacing="false" fo:text-indent="-0.3cm" style:auto-text-indent="false" fo:background-color="transparent"/>
      <style:text-properties style:font-name="Liberation Serif" fo:font-size="10.5pt" officeooo:paragraph-rsid="00161ba4" style:font-size-asian="10.5pt" style:font-size-complex="10.5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Liberation Serif" fo:font-size="14pt" officeooo:rsid="001c86a2" officeooo:paragraph-rsid="002083a1" style:font-size-asian="12.25pt" style:font-size-complex="14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Liberation Serif" fo:font-size="14pt" officeooo:paragraph-rsid="002083a1" style:font-size-asian="12.25pt" style:font-size-complex="14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Liberation Serif" fo:font-size="14pt" officeooo:rsid="002083a1" officeooo:paragraph-rsid="002d25a2" style:font-size-asian="12.25pt" style:font-size-complex="14pt"/>
    </style:style>
    <style:style style:name="P22" style:family="paragraph" style:parent-style-name="Table_20_Contents">
      <style:text-properties style:font-name="Liberation Serif" fo:font-size="10.5pt" officeooo:rsid="0016db54" officeooo:paragraph-rsid="0016db54" style:font-name-asian="Nimbus Mono L" style:font-size-asian="10.5pt" style:font-name-complex="Liberation Mono" style:font-size-complex="10.5pt"/>
    </style:style>
    <style:style style:name="P23" style:family="paragraph" style:parent-style-name="Table_20_Contents">
      <style:text-properties style:font-name="Liberation Serif" fo:font-size="10.5pt" officeooo:rsid="0016db54" officeooo:paragraph-rsid="002083a1" style:font-name-asian="Nimbus Mono L" style:font-size-asian="10.5pt" style:font-name-complex="Liberation Mono" style:font-size-complex="10.5pt"/>
    </style:style>
    <style:style style:name="P24" style:family="paragraph" style:parent-style-name="Table_20_Contents">
      <style:text-properties style:font-name="Liberation Serif" fo:font-size="10.5pt" officeooo:rsid="001762e7" officeooo:paragraph-rsid="001762e7" style:font-name-asian="Nimbus Mono L" style:font-size-asian="10.5pt" style:font-name-complex="Liberation Mono" style:font-size-complex="10.5pt"/>
    </style:style>
    <style:style style:name="P25" style:family="paragraph" style:parent-style-name="Table_20_Contents">
      <style:text-properties style:font-name="Liberation Serif" fo:font-size="10.5pt" officeooo:rsid="00180663" officeooo:paragraph-rsid="00180663" style:font-name-asian="Nimbus Mono L" style:font-size-asian="10.5pt" style:font-name-complex="Liberation Mono" style:font-size-complex="10.5pt"/>
    </style:style>
    <style:style style:name="P26" style:family="paragraph" style:parent-style-name="Table_20_Contents">
      <style:text-properties style:font-name="Liberation Serif" fo:font-size="10.5pt" officeooo:rsid="0021bbee" officeooo:paragraph-rsid="0021bbee" style:font-name-asian="Nimbus Mono L" style:font-size-asian="10.5pt" style:font-name-complex="Liberation Mono" style:font-size-complex="10.5pt"/>
    </style:style>
    <style:style style:name="P27" style:family="paragraph" style:parent-style-name="Table_20_Contents">
      <style:text-properties style:font-name="Liberation Serif" fo:font-size="10.5pt" officeooo:rsid="0021f80f" officeooo:paragraph-rsid="0021f80f" style:font-name-asian="Nimbus Mono L" style:font-size-asian="10.5pt" style:font-name-complex="Liberation Mono" style:font-size-complex="10.5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/>
      <style:text-properties style:font-name="Liberation Serif" fo:font-size="14pt" officeooo:paragraph-rsid="002083a1" style:font-size-asian="12.25pt" style:font-size-complex="14pt"/>
    </style:style>
    <style:style style:name="T1" style:family="text">
      <style:text-properties fo:font-size="14pt" officeooo:rsid="0014d76b" style:font-size-asian="12.25pt" style:font-size-complex="14pt"/>
    </style:style>
    <style:style style:name="T2" style:family="text">
      <style:text-properties fo:font-size="14pt" officeooo:rsid="00160aea" style:font-size-asian="12.25pt" style:font-size-complex="14pt"/>
    </style:style>
    <style:style style:name="T3" style:family="text">
      <style:text-properties fo:font-size="14pt" officeooo:rsid="00471598" style:font-size-asian="12.25pt" style:font-size-complex="14pt"/>
    </style:style>
    <style:style style:name="T4" style:family="text">
      <style:text-properties officeooo:rsid="00160aea"/>
    </style:style>
    <style:style style:name="T5" style:family="text">
      <style:text-properties style:text-position="super 58%" fo:font-size="14pt" officeooo:rsid="00160aea" style:font-size-asian="12.25pt" style:font-size-complex="14pt"/>
    </style:style>
    <style:style style:name="T6" style:family="text">
      <style:text-properties style:text-position="super 58%" fo:font-size="14pt" officeooo:rsid="0019885b" style:font-size-asian="14pt" style:font-size-complex="14pt"/>
    </style:style>
    <style:style style:name="T7" style:family="text">
      <style:text-properties style:text-position="0% 100%" officeooo:rsid="0019885b"/>
    </style:style>
    <style:style style:name="T8" style:family="text">
      <style:text-properties style:text-position="0% 100%" fo:font-size="14pt" officeooo:rsid="00160aea" style:font-size-asian="12.25pt" style:font-size-complex="14pt"/>
    </style:style>
    <style:style style:name="T9" style:family="text">
      <style:text-properties style:text-position="0% 100%" fo:font-size="14pt" officeooo:rsid="0019885b" style:font-size-asian="12.25pt" style:font-size-complex="14pt"/>
    </style:style>
    <style:style style:name="T10" style:family="text">
      <style:text-properties style:text-position="0% 100%" fo:font-size="14pt" officeooo:rsid="0019885b" style:font-size-asian="14pt" style:font-size-complex="14pt"/>
    </style:style>
    <style:style style:name="T11" style:family="text">
      <style:text-properties officeooo:rsid="00161ba4"/>
    </style:style>
    <style:style style:name="T12" style:family="text">
      <style:text-properties style:font-name="Liberation Serif" fo:font-size="10.5pt" style:font-size-asian="10.5pt" style:font-size-complex="10.5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officeooo:rsid="0016db54" style:font-size-asian="13pt" style:font-size-complex="13pt"/>
    </style:style>
    <style:style style:name="T15" style:family="text">
      <style:text-properties fo:font-size="13pt" officeooo:rsid="001762e7" style:font-size-asian="13pt" style:font-size-complex="13pt"/>
    </style:style>
    <style:style style:name="T16" style:family="text">
      <style:text-properties fo:font-size="13pt" officeooo:rsid="002de419" style:font-size-asian="13pt" style:font-size-complex="13pt"/>
    </style:style>
    <style:style style:name="T17" style:family="text">
      <style:text-properties fo:font-size="13pt" officeooo:rsid="004541f3" style:font-size-asian="13pt" style:font-size-complex="13pt"/>
    </style:style>
    <style:style style:name="T18" style:family="text">
      <style:text-properties fo:font-size="12pt" officeooo:rsid="0029ed39" style:font-size-asian="10.5pt" style:font-size-complex="12pt"/>
    </style:style>
    <style:style style:name="T19" style:family="text">
      <style:text-properties fo:font-size="20pt" style:text-underline-style="solid" style:text-underline-width="auto" style:text-underline-color="font-color" officeooo:rsid="0029ed39" style:font-size-asian="20pt" style:font-size-complex="20pt"/>
    </style:style>
    <style:style style:name="T20" style:family="text">
      <style:text-properties officeooo:rsid="002de419"/>
    </style:style>
    <style:style style:name="T21" style:family="text">
      <style:text-properties officeooo:rsid="003ea7d7"/>
    </style:style>
    <style:style style:name="T22" style:family="text">
      <style:text-properties officeooo:rsid="004541f3"/>
    </style:style>
    <style:style style:name="T23" style:family="text">
      <style:text-properties officeooo:rsid="004715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20"/><text:span text:style-name="T19">Travelling Salesman Problem Report</text:span></text:p>
      <text:p text:style-name="P3"><text:tab/><text:tab/> <text:s text:c="3"/><text:span text:style-name="T18">Abhinav Dixit (B16003) <text:s text:c="2"/>Mohd. Nadeem (B1064) </text:span></text:p>
      <text:p text:style-name="P3"><text:tab/><text:tab/><text:tab/><text:tab/><text:tab/></text:p>
      <text:p text:style-name="P4"><text:span text:style-name="T1">To solve the Travellig Salesman Problem , we have used the greedy method to generate the </text:span><text:span text:style-name="T3">Initial</text:span><text:span text:style-name="T1"> Tour, then use Three-opt (Three – edge removal ) technique to optimize the tour generated. In three-opt technique , it removes three edges of the tour generated, </text:span><text:span text:style-name="T2">to create three sub-tours </text:span><text:span text:style-name="T1">. Using these cities we generate combinations of edges and choose the one which has minimum cost then the current tour <text:s/></text:span><text:span text:style-name="T2">if available and update the tour. We continue this process till all the possible combinations are tried. A single execution of Three- opt has a time- complexiy of O(n</text:span><text:span text:style-name="T5">3</text:span><text:span text:style-name="T8">). </text:span><text:span text:style-name="T9">This has imporoved the time complexity from O(</text:span><text:span text:style-name="T10">n</text:span><text:span text:style-name="T6">2 <text:s/></text:span><text:span text:style-name="T10">* 2</text:span><text:span text:style-name="T6">n </text:span><text:span text:style-name="T7">) </text:span><text:span text:style-name="T2"><text:s text:c="2"/></text:span></text:p>
      <text:p text:style-name="P2"><text:s/></text:p>
      <text:p text:style-name="P2">Algorithm of Three – opt <text:span text:style-name="T21">(</text:span><text:a xlink:type="simple" xlink:href="https://en.wikipedia.org/wiki/3-opt" text:style-name="Internet_20_link" text:visited-style-name="Visited_20_Internet_20_Link"><text:span text:style-name="T21">source: wikipedia</text:span></text:a><text:span text:style-name="T21">)</text:span> as follows: <text:span text:style-name="T22">­</text:span></text:p>
      <text:p text:style-name="P6"><text:span text:style-name="T1"><text:s/><text:tab/> </text:span><text:span text:style-name="T12">def reverse_segment_if_better(tour, i, j, k):</text:span></text:p>
      <text:p text:style-name="P7"><text:s text:c="7"/>"If reversing tour[i:j] would make the tour shorter, then do it."</text:p>
      <text:p text:style-name="P7"><text:s text:c="9"/>#Given tour [...A-B...C-D...E-F...]</text:p>
      <text:p text:style-name="P7"><text:s text:c="8"/>A, B, C, D, E, F = tour[i-1], tour[i], tour[j-1], tour[j], tour[k-1], tour[k% len(tour)]</text:p>
      <text:p text:style-name="P7"><text:s text:c="8"/>d0 = distance(A,B) + distance(C,D) + distance(E,F)</text:p>
      <text:p text:style-name="P7"><text:s text:c="8"/>d1 = distance(A,C) + distance(B,D) + distance(E,F)</text:p>
      <text:p text:style-name="P14"><text:s text:c="4"/>d2 = distance(A,B) + distance(C,E) + distance(D,F)</text:p>
      <text:p text:style-name="P15"><text:s text:c="4"/>d3 = distance(A,D) + distance(E,B) + distance(C,F)</text:p>
      <text:p text:style-name="P15"><text:s text:c="4"/>d4 = distance(F,B) + distance(C,D) + distance(E,A)</text:p>
      <text:p text:style-name="P15"/>
      <text:p text:style-name="P15"><text:s text:c="4"/>if d0 &gt; d1:</text:p>
      <text:p text:style-name="P15"><text:s text:c="6"/>tour[i:j] = reversed(tour[i:j])</text:p>
      <text:p text:style-name="P15"><text:s text:c="6"/>return -d0 + d1</text:p>
      <text:p text:style-name="P15"><text:s text:c="4"/>el<text:span text:style-name="T11">se if </text:span><text:s/>d0 &gt; d2:</text:p>
      <text:p text:style-name="P15"><text:s text:c="6"/>tour[j:k] = revesed(tour[j:k])</text:p>
      <text:p text:style-name="P15"><text:s text:c="6"/>return -d0 + d2</text:p>
      <text:p text:style-name="P15"><text:s text:c="4"/>el<text:span text:style-name="T11">se if </text:span><text:s/>d0 &gt; d4:</text:p>
      <text:p text:style-name="P15"><text:s text:c="6"/>tour[i:k] = reves<text:span text:style-name="T11">r</text:span>ed(tour[i:k])</text:p>
      <text:p text:style-name="P15"><text:s text:c="6"/>return -d0 + d4</text:p>
      <text:p text:style-name="P15"><text:s text:c="4"/>el<text:span text:style-name="T11">se if </text:span>d0 &gt; d3:</text:p>
      <text:p text:style-name="P15"><text:s text:c="6"/>tmp = tour[j:k], tour[i:j]</text:p>
      <text:p text:style-name="P15"><text:s text:c="6"/>tour[i:k] = tmp</text:p>
      <text:p text:style-name="P15"><text:s text:c="6"/>return -d0 + d3</text:p>
      <text:p text:style-name="P16"><text:s text:c="4"/>return 0</text:p>
      <text:p text:style-name="P18">......................................................................................................................................................................................</text:p>
      <text:p text:style-name="P18">def three_opt(tour):</text:p>
      <text:p text:style-name="Preformatted_20_Text"><text:s text:c="4"/><text:span text:style-name="T12">"Iterative improvement based on 3 exchange."</text:span></text:p>
      <text:p text:style-name="P8"><text:s text:c="4"/><text:span text:style-name="T11">change_cost</text:span> = 0</text:p>
      <text:p text:style-name="P8"><text:s text:c="4"/>for (a,b,c) in all_segments(len(tour)):</text:p>
      <text:p text:style-name="P8"><text:s text:c="8"/><text:span text:style-name="T11">change_cost</text:span> += reverse_segment_if_better(tour, a, b, c)</text:p>
      <text:p text:style-name="P8"/>
      <text:p text:style-name="P8"><text:s text:c="4"/>if <text:span text:style-name="T11">change_cost</text:span> &lt; 0:</text:p>
      <text:p text:style-name="P8"><text:s text:c="8"/>return three_opt(tour)</text:p>
      <text:p text:style-name="P8"><text:s text:c="4"/>return tour</text:p>
      <text:p text:style-name="P8">.......................................................................................................................................................................................</text:p>
      <text:p text:style-name="P8"/>
      <text:p text:style-name="P8"/>
      <text:p text:style-name="P8"><text:soft-page-break/></text:p>
      <text:p text:style-name="P8"/>
      <text:p text:style-name="P9"/>
      <text:p text:style-name="P9"/>
      <text:p text:style-name="P9"/>
      <text:p text:style-name="P9"/>
      <text:p text:style-name="P9">def all_segments(N):</text:p>
      <text:p text:style-name="P9"><text:s text:c="4"/>"Generate all segments combinations"</text:p>
      <text:p text:style-name="P9"><text:tab/>for i in range(N <text:span text:style-name="T11">) :</text:span></text:p>
      <text:p text:style-name="P9"><text:span text:style-name="T11"><text:tab/> <text:s text:c="3"/>f</text:span>or j in range(i+2, N):</text:p>
      <text:p text:style-name="P11"><text:s text:c="23"/>for k in range(j+2, N+(i&gt;0)):</text:p>
      <text:p text:style-name="P12"><text:s text:c="33"/>return [i,j,k]</text:p>
      <text:p text:style-name="P10">.......................................................................................................................................................................................</text:p>
      <text:p text:style-name="P13"><text:s text:c="2"/><text:span text:style-name="T16">The initial Tour is as follows : </text:span></text:p>
      <text:p text:style-name="P13"><text:span text:style-name="T17"><text:s/></text:span><text:span text:style-name="T16">Tour [ 1,2,3,.........,n] , where n is the number of cities in TSP. <text:s text:c="2"/></text:span></text:p>
      <text:p text:style-name="P17"><text:span text:style-name="T13">Using above algorithm , we get the following </text:span><text:span text:style-name="T14">cost of tours as </text:span><text:span text:style-name="T13">results </text:span><text:span text:style-name="T15">in 5 minutes </text:span>: 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22">No. of Cities</text:p>
          </table:table-cell>
          <table:table-cell table:style-name="Table1.A1" office:value-type="string">
            <text:p text:style-name="P22">100</text:p>
          </table:table-cell>
          <table:table-cell table:style-name="Table1.A1" office:value-type="string">
            <text:p text:style-name="P22">250</text:p>
          </table:table-cell>
          <table:table-cell table:style-name="Table1.D1" office:value-type="string">
            <text:p text:style-name="P22">500</text:p>
          </table:table-cell>
        </table:table-row>
        <table:table-row>
          <table:table-cell table:style-name="Table1.A2" office:value-type="string">
            <text:p text:style-name="P22">Euclidian distances</text:p>
          </table:table-cell>
          <table:table-cell table:style-name="Table1.A2" office:value-type="string">
            <text:p text:style-name="P24">1640.0056</text:p>
          </table:table-cell>
          <table:table-cell table:style-name="Table1.A2" office:value-type="string">
            <text:p text:style-name="P24">2655.9648</text:p>
          </table:table-cell>
          <table:table-cell table:style-name="Table1.D2" office:value-type="string">
            <text:p text:style-name="P24">3644.1378</text:p>
          </table:table-cell>
        </table:table-row>
        <table:table-row>
          <table:table-cell table:style-name="Table1.A2" office:value-type="string">
            <text:p text:style-name="P22">Non Euclidian distances</text:p>
          </table:table-cell>
          <table:table-cell table:style-name="Table1.A2" office:value-type="string">
            <text:p text:style-name="P24">5286.4762</text:p>
          </table:table-cell>
          <table:table-cell table:style-name="Table1.A2" office:value-type="string">
            <text:p text:style-name="P24">12812.749</text:p>
          </table:table-cell>
          <table:table-cell table:style-name="Table1.D2" office:value-type="string">
            <text:p text:style-name="P25">25334.6048</text:p>
          </table:table-cell>
        </table:table-row>
      </table:table>
      <text:p text:style-name="P17"/>
      <text:p text:style-name="P17"/>
      <text:p text:style-name="P21">The greedy algorithm is that for each city select that city as a neighbour in the tour which is not visited till yet <text:s/>and edge cost is minimum.<text:span text:style-name="T20">This algorithm when used to generate initial tour gives the following results: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 table:style-name="Table2.1">
          <table:table-cell table:style-name="Table2.A1" office:value-type="string">
            <text:p text:style-name="P23">No. of Cities</text:p>
          </table:table-cell>
          <table:table-cell table:style-name="Table2.A1" office:value-type="string">
            <text:p text:style-name="P23">100</text:p>
          </table:table-cell>
          <table:table-cell table:style-name="Table2.A1" office:value-type="string">
            <text:p text:style-name="P23">250</text:p>
          </table:table-cell>
          <table:table-cell table:style-name="Table2.D1" office:value-type="string">
            <text:p text:style-name="P23">500</text:p>
          </table:table-cell>
        </table:table-row>
        <table:table-row>
          <table:table-cell table:style-name="Table2.A2" office:value-type="string">
            <text:p text:style-name="P23">Euclidian distances</text:p>
          </table:table-cell>
          <table:table-cell table:style-name="Table2.A2" office:value-type="string">
            <text:p text:style-name="P26">1655.1869</text:p>
          </table:table-cell>
          <table:table-cell table:style-name="Table2.A2" office:value-type="string">
            <text:p text:style-name="P26">2618.3620</text:p>
          </table:table-cell>
          <table:table-cell table:style-name="Table2.D2" office:value-type="string">
            <text:p text:style-name="P26">3525.0922</text:p>
          </table:table-cell>
        </table:table-row>
        <table:table-row>
          <table:table-cell table:style-name="Table2.A2" office:value-type="string">
            <text:p text:style-name="P23">Non Euclidian distances</text:p>
          </table:table-cell>
          <table:table-cell table:style-name="Table2.A2" office:value-type="string">
            <text:p text:style-name="P27">5274.1999</text:p>
          </table:table-cell>
          <table:table-cell table:style-name="Table2.A2" office:value-type="string">
            <text:p text:style-name="P27">12797.9136</text:p>
          </table:table-cell>
          <table:table-cell table:style-name="Table2.D2" office:value-type="string">
            <text:p text:style-name="P27">25327.11978</text:p>
          </table:table-cell>
        </table:table-row>
      </table:table>
      <text:p text:style-name="P19"/>
      <text:p text:style-name="P20"/>
      <text:p text:style-name="P20"/>
      <text:p text:style-name="P20"/>
      <text:p text:style-name="P1"/>
      <text:p text:style-name="P1"><text:span text:style-name="T4"><text:s text:c="3"/></text:span><text:s text:c="7"/></text:p>
      <text:p text:style-name="P3"><text:s text:c="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18:34.355713083</meta:creation-date>
    <dc:date>2018-10-04T19:02:44.863926382</dc:date>
    <meta:editing-duration>PT45M47S</meta:editing-duration>
    <meta:editing-cycles>13</meta:editing-cycles>
    <meta:generator>LibreOffice/5.1.6.2$Linux_X86_64 LibreOffice_project/10m0$Build-2</meta:generator>
    <meta:document-statistic meta:table-count="2" meta:image-count="0" meta:object-count="0" meta:page-count="2" meta:paragraph-count="76" meta:word-count="414" meta:character-count="3391" meta:non-whitespace-character-count="2721"/>
  </office:meta>
</office:document-meta>
</file>